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8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font-name="Cambria" fo:font-size="12pt" style:font-size-asian="12pt" style:font-size-complex="12pt"/>
    </style:style>
    <style:style style:name="ce5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3" office:value-type="string" calcext:value-type="string">
            <text:p>Moneyline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formula="of:=ROUND([.B2]/([.B2]+[.C2]); 3)" office:value-type="float" office:value="0.467" calcext:value-type="float">
            <text:p>0.46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" calcext:value-type="float">
            <text:p>18</text:p>
          </table:table-cell>
          <table:table-cell table:formula="of:=ROUND([.B3]/([.B3]+[.C3]); 3)" office:value-type="float" office:value="0.743" calcext:value-type="float">
            <text:p>0.7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4]/([.B4]+[.C4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5" calcext:value-type="float">
            <text:p>35</text:p>
          </table:table-cell>
          <table:table-cell table:formula="of:=ROUND([.B5]/([.B5]+[.C5]); 3)" office:value-type="float" office:value="0.578" calcext:value-type="float">
            <text:p>0.57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2:.B5])" office:value-type="float" office:value="107" calcext:value-type="float">
            <text:p>107</text:p>
          </table:table-cell>
          <table:table-cell table:formula="of:=SUM([.C2:.C5])" office:value-type="float" office:value="61" calcext:value-type="float">
            <text:p>61</text:p>
          </table:table-cell>
          <table:table-cell table:formula="of:=ROUND([.B6]/([.B6]+[.C6]); 3)" office:value-type="float" office:value="0.637" calcext:value-type="float">
            <text:p>0.63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ATS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formula="of:=ROUND([.B9]/([.B9]+[.C9]); 3)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9" calcext:value-type="float">
            <text:p>39</text:p>
          </table:table-cell>
          <table:table-cell table:formula="of:=ROUND([.B10]/([.B10]+[.C10]); 3)" office:value-type="float" office:value="0.451" calcext:value-type="float">
            <text:p>0.45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1]/([.B11]+[.C11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4" calcext:value-type="float">
            <text:p>24</text:p>
          </table:table-cell>
          <table:table-cell table:formula="of:=ROUND([.B12]/([.B12]+[.C12]); 3)" office:value-type="float" office:value="0.707" calcext:value-type="float">
            <text:p>0.70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9:.B12])" office:value-type="float" office:value="96" calcext:value-type="float">
            <text:p>96</text:p>
          </table:table-cell>
          <table:table-cell table:formula="of:=SUM([.C9:.C12])" office:value-type="float" office:value="72" calcext:value-type="float">
            <text:p>72</text:p>
          </table:table-cell>
          <table:table-cell table:formula="of:=ROUND([.B13]/([.B13]+[.C13]); 3)" office:value-type="float" office:value="0.571" calcext:value-type="float">
            <text:p>0.57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O/U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formula="of:=ROUND([.B16]/([.B16]+[.C16]); 3)" office:value-type="float" office:value="0.357" calcext:value-type="float">
            <text:p>0.35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7" calcext:value-type="float">
            <text:p>37</text:p>
          </table:table-cell>
          <table:table-cell table:formula="of:=ROUND([.B17]/([.B17]+[.C17]); 3)" office:value-type="float" office:value="0.471" calcext:value-type="float">
            <text:p>0.4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8]/([.B18]+[.C18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3" calcext:value-type="float">
            <text:p>33</text:p>
          </table:table-cell>
          <table:table-cell table:formula="of:=ROUND([.B19]/([.B19]+[.C19]); 3)" office:value-type="float" office:value="0.529" calcext:value-type="float">
            <text:p>0.52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16:.B19])" office:value-type="float" office:value="75" calcext:value-type="float">
            <text:p>75</text:p>
          </table:table-cell>
          <table:table-cell table:formula="of:=SUM([.C16:.C19])" office:value-type="float" office:value="79" calcext:value-type="float">
            <text:p>79</text:p>
          </table:table-cell>
          <table:table-cell table:formula="of:=ROUND([.B20]/([.B20]+[.C20]); 3)" office:value-type="float" office:value="0.487" calcext:value-type="float">
            <text:p>0.4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MLB: 2019-04-06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NBA: 2019-02-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FL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NHL: 2019-02-22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00-00-00</text:date>, <text:time style:data-style-name="N2" text:time-value="00:02:25.725680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7T00:11:59.874482496</dc:date>
    <meta:editing-duration>PT30M24S</meta:editing-duration>
    <meta:editing-cycles>14</meta:editing-cycles>
    <meta:document-statistic meta:table-count="1" meta:cell-count="76" meta:object-count="0"/>
  </office:meta>
</office:document-meta>
</file>